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63cm" fo:min-width="4.70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63cm" fo:min-width="5.0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36cm" fo:min-width="5.088cm"/>
    </style:style>
    <style:style style:name="gr5" style:family="graphic" style:parent-style-name="standard">
      <style:graphic-properties draw:stroke="none" svg:stroke-color="#000000" draw:fill="none" draw:fill-color="#ffffff" fo:min-height="2.205cm"/>
    </style:style>
    <style:style style:name="gr6" style:family="graphic" style:parent-style-name="standard">
      <style:graphic-properties draw:stroke="none" svg:stroke-color="#000000" draw:fill="none" draw:fill-color="#ffffff" fo:min-height="0.8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2.413cm" svg:x="10.955cm" svg:y="9.255cm">
          <text:p text:style-name="P1">Prox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588cm" svg:height="2.413cm" svg:x="3.796cm" svg:y="9.255cm">
          <text:p text:style-name="P1">Proxy Backend</text:p>
          <text:p text:style-name="P1">Configura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955cm" svg:y1="10.461cm" svg:x2="9.384cm" svg:y2="10.461cm" draw:start-shape="id1" draw:start-glue-point="3" draw:end-shape="id2" draw:end-glue-point="1" svg:d="M10955 10461h-1571" svg:viewBox="0 0 1572 1">
          <text:p/>
        </draw:connector>
        <draw:custom-shape draw:style-name="gr2" draw:text-style-name="P2" xml:id="id3" draw:id="id3" draw:layer="layout" svg:width="5.588cm" svg:height="2.413cm" svg:x="3.794cm" svg:y="5.572cm">
          <text:p text:style-name="P1">API Backen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588cm" svg:y1="7.985cm" svg:x2="6.59cm" svg:y2="9.255cm" draw:start-shape="id3" draw:start-glue-point="2" draw:end-shape="id2" draw:end-glue-point="0" svg:d="M6588 7985v634h2v636" svg:viewBox="0 0 3 1271">
          <text:p/>
        </draw:connector>
        <draw:custom-shape draw:style-name="gr4" draw:text-style-name="P2" xml:id="id5" draw:id="id5" draw:layer="layout" svg:width="5.588cm" svg:height="2.286cm" svg:x="10.779cm" svg:y="13.622cm">
          <text:p text:style-name="P1">API Ke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5.588cm" svg:height="2.413cm" svg:x="10.779cm" svg:y="17.838cm">
          <text:p text:style-name="P1">Use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3.573cm" svg:y1="17.838cm" svg:x2="13.573cm" svg:y2="15.908cm" draw:start-shape="id4" draw:end-shape="id5" draw:end-glue-point="2" svg:d="M13573 17838v-1930" svg:viewBox="0 0 1 1931">
          <text:p/>
        </draw:connector>
        <draw:connector draw:style-name="gr3" draw:text-style-name="P1" draw:layer="layout" svg:x1="13.573cm" svg:y1="13.622cm" svg:x2="13.558cm" svg:y2="11.668cm" draw:start-shape="id5" draw:start-glue-point="0" draw:end-shape="id1" svg:d="M13573 13622v-977h-15v-977" svg:viewBox="0 0 16 1955">
          <text:p/>
        </draw:connector>
        <draw:frame draw:style-name="gr5" draw:text-style-name="P3" draw:layer="layout" svg:width="5.461cm" svg:height="2.455cm" svg:x="10.906cm" svg:y="6.715cm">
          <draw:text-box>
            <text:p text:style-name="P1"><text:span text:style-name="T1">Configuration settings for API Proxies</text:span></text:p>
            <text:p text:style-name="P1"><text:span text:style-name="T1">e.g. API Umbrella, Kong</text:span></text:p>
          </draw:text-box>
        </draw:frame>
        <draw:frame draw:style-name="gr5" draw:text-style-name="P3" draw:layer="layout" svg:width="5.461cm" svg:height="2.455cm" svg:x="4.048cm" svg:y="11.922cm">
          <draw:text-box>
            <text:p text:style-name="P1"><text:span text:style-name="T1">Configuration settings for API backends</text:span></text:p>
            <text:p text:style-name="P1"><text:span text:style-name="T1">e.g. Google Maps, HSL, etc.</text:span></text:p>
          </draw:text-box>
        </draw:frame>
        <draw:frame draw:style-name="gr6" draw:text-style-name="P3" draw:layer="layout" svg:width="5.461cm" svg:height="1.058cm" svg:x="4.048cm" svg:y="4.429cm">
          <draw:text-box>
            <text:p text:style-name="P1"><text:span text:style-name="T1">Apinf API Bac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5:29:12.486989332</meta:creation-date>
    <dc:date>2016-06-30T16:31:35.306709389</dc:date>
    <meta:editing-duration>PT1M30S</meta:editing-duration>
    <meta:editing-cycles>1</meta:editing-cycles>
    <meta:document-statistic meta:object-count="12"/>
    <meta:generator>LibreOffice/5.1.3.2$Linux_X86_64 LibreOffice_project/10m0$Build-2</meta:generator>
  </office:meta>
</office:document-meta>
</file>